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</text:p>
      <text:p text:style-name="Standard"/>
      <text:p text:style-name="Standard">version 1.1</text:p>
      <text:p text:style-name="Standard"/>
      <text:p text:style-name="P1">Introduction</text:p>
      <text:p text:style-name="Standard">Getting Started shows steps to create a repository for this document. <text:s/>The repository name is notes-test.</text:p>
      <text:p text:style-name="Standard"/>
      <text:p text:style-name="P1">Getting Started</text:p>
      <text:p text:style-name="P3">Create and configure github account following instructions online (not given here).</text:p>
      <text:p text:style-name="P3">To create the repository <text:s/>notes-test for this document:</text:p>
      <text:p text:style-name="P3"/>
      <text:p text:style-name="P3">Go to the directory ~/.../notes-test and do:</text:p>
      <text:p text:style-name="P3">git init</text:p>
      <text:p text:style-name="P3"/>
      <text:p text:style-name="P3">Create a file:</text:p>
      <text:p text:style-name="P3">touch README <text:s/></text:p>
      <text:p text:style-name="P3"># creates README</text:p>
      <text:p text:style-name="P3"/>
      <text:p text:style-name="P3">Commit:</text:p>
      <text:p text:style-name="P3">git add README</text:p>
      <text:p text:style-name="P3"># Stages README, adding it to the list of files to be committed</text:p>
      <text:p text:style-name="P3">git commit -m 'first commit'</text:p>
      <text:p text:style-name="P3"># Commits files, adding the message "first commit"</text:p>
      <text:p text:style-name="P3"/>
      <text:p text:style-name="P3">If you modified several files, but have created no new files, you can do:</text:p>
      <text:p text:style-name="P3">git commit -a</text:p>
      <text:p text:style-name="P3"># stages any modifed (but not new) files</text:p>
      <text:p text:style-name="P3"/>
      <text:p text:style-name="P3">Multi-line commit message</text:p>
      <text:p text:style-name="P3">git commit -m 'commit title</text:p>
      <text:p text:style-name="P3"/>
      <text:p text:style-name="P3">commit description'</text:p>
      <text:p text:style-name="P3"/>
      <text:p text:style-name="P3">Push:</text:p>
      <text:p text:style-name="P3">git remote add origin https://github.com/eric-r-anderson/notes-test.git</text:p>
      <text:p text:style-name="P3"># create remote named "origin" pointing at your repo</text:p>
      <text:p text:style-name="P3">git push origin master</text:p>
      <text:p text:style-name="P3"># sends your commits in the "master" branch to GitHub</text:p>
      <text:p text:style-name="P1"/>
      <text:p text:style-name="P1">Commands</text:p>
      <text:p text:style-name="Standard">Originally no commands discussed.</text:p>
      <text:p text:style-name="Standard"/>
      <text:p text:style-name="P1">Conclusion</text:p>
      <text:p text:style-name="Standard">This is the original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Richardson</meta:initial-creator>
    <meta:creation-date>2013-11-06T07:32:16</meta:creation-date>
    <dc:date>2013-11-07T13:49:14</dc:date>
    <dc:creator>Jim Richardson</dc:creator>
    <meta:editing-duration>PT58M4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32" meta:word-count="164" meta:character-count="1030" meta:non-whitespace-character-count="894"/>
  </office:meta>
</office:document-meta>
</file>